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rsid="00112335" officeooo:paragraph-rsid="00112335"/>
    </style:style>
    <style:style style:name="P3" style:family="paragraph" style:parent-style-name="Table_20_Contents">
      <style:text-properties officeooo:rsid="0012348b" officeooo:paragraph-rsid="0012348b"/>
    </style:style>
    <style:style style:name="P4" style:family="paragraph" style:parent-style-name="Table_20_Contents">
      <style:text-properties officeooo:rsid="00140e44" officeooo:paragraph-rsid="00140e44"/>
    </style:style>
    <style:style style:name="P5" style:family="paragraph" style:parent-style-name="Text_20_body">
      <style:text-properties officeooo:rsid="00112335" officeooo:paragraph-rsid="00112335"/>
    </style:style>
    <style:style style:name="T1" style:family="text">
      <style:text-properties officeooo:rsid="0011233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dipoo file transfer</text:p>
      <text:p text:style-name="P2"/>
      <text:p text:style-name="Text_20_body">Documen<text:span text:style-name="T1">t:<text:tab/>Project Track</text:span></text:p>
      <text:p text:style-name="P5">Project Manager: Mc Samuel Shoko</text:p>
      <text:p text:style-name="P5"/>
      <text:p text:style-name="P5"/>
      <text:p text:style-name="P5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Project Manager</text:p>
          </table:table-cell>
          <table:table-cell table:style-name="Table1.B1" office:value-type="string">
            <text:p text:style-name="P3">Mc Smauel Shoko</text:p>
          </table:table-cell>
        </table:table-row>
        <table:table-row>
          <table:table-cell table:style-name="Table1.A2" office:value-type="string">
            <text:p text:style-name="P3">Developers</text:p>
          </table:table-cell>
          <table:table-cell table:style-name="Table1.B2" office:value-type="string">
            <text:p text:style-name="P3">Kassim Masuku, Mc Samuel Shoko</text:p>
          </table:table-cell>
        </table:table-row>
        <table:table-row>
          <table:table-cell table:style-name="Table1.A2" office:value-type="string">
            <text:p text:style-name="P4">UI/UX designers</text:p>
          </table:table-cell>
          <table:table-cell table:style-name="Table1.B2" office:value-type="string">
            <text:p text:style-name="P4">Kassim Masuku, Mc Samuel</text:p>
          </table:table-cell>
        </table:table-row>
      </table:table>
      <text:p text:style-name="P5"/>
      <text:p text:style-name="P5"/>
      <text:p text:style-name="P5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96_3269259255" text:style-name="Index_20_Link" text:visited-style-name="Index_20_Link">Project Goals<text:tab/>2</text:a></text:p>
          <text:p text:style-name="P1"><text:a xlink:type="simple" xlink:href="#__RefHeading___Toc98_3269259255" text:style-name="Index_20_Link" text:visited-style-name="Index_20_Link">Project Scope<text:tab/>2</text:a></text:p>
          <text:p text:style-name="P1"><text:a xlink:type="simple" xlink:href="#__RefHeading___Toc100_3269259255" text:style-name="Index_20_Link" text:visited-style-name="Index_20_Link">Project Schedule<text:tab/>2</text:a></text:p>
          <text:p text:style-name="P1"><text:a xlink:type="simple" xlink:href="#__RefHeading___Toc102_3269259255" text:style-name="Index_20_Link" text:visited-style-name="Index_20_Link">Project Resources<text:tab/>2</text:a></text:p>
          <text:p text:style-name="P1"><text:a xlink:type="simple" xlink:href="#__RefHeading___Toc104_3269259255" text:style-name="Index_20_Link" text:visited-style-name="Index_20_Link">Project Risks<text:tab/>3</text:a></text:p>
          <text:p text:style-name="P1"><text:a xlink:type="simple" xlink:href="#__RefHeading___Toc106_3269259255" text:style-name="Index_20_Link" text:visited-style-name="Index_20_Link">Project Mitigation Strategies<text:tab/>3</text:a></text:p>
          <text:p text:style-name="P1"><text:a xlink:type="simple" xlink:href="#__RefHeading___Toc108_3269259255" text:style-name="Index_20_Link" text:visited-style-name="Index_20_Link">Project Approvals<text:tab/>3</text:a></text:p>
        </text:index-body>
      </text:table-of-content>
      <text:p text:style-name="P5"/>
      <text:p text:style-name="P5"/>
      <text:h text:style-name="Heading_20_2" text:outline-level="2"><text:soft-page-break/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96_3269259255"/>Project Goals<text:bookmark-end text:name="__RefHeading___Toc96_3269259255"/></text:h>
      <text:p text:style-name="P2"/>
      <text:p text:style-name="P2">Create a file sharing app that allows users to share files with each other easily.</text:p>
      <text:p text:style-name="P2">The app should be cross-platform and should work on both Android and iOS devices.</text:p>
      <text:p text:style-name="P2">The app should be secure and should protect the privacy of the users' files.</text:p>
      <text:p text:style-name="P2"/>
      <text:h text:style-name="Heading_20_2" text:outline-level="2"><text:bookmark-start text:name="__RefHeading___Toc98_3269259255"/>Project Scope<text:bookmark-end text:name="__RefHeading___Toc98_3269259255"/></text:h>
      <text:p text:style-name="P2"/>
      <text:p text:style-name="P2">The app will be a Flutter app.</text:p>
      <text:p text:style-name="P2">The app will allow users to share files with each other using a variety of methods, including Bluetooth, WiFi, and the internet.</text:p>
      <text:p text:style-name="P2">The app will be secure and will protect the privacy of the users' files.</text:p>
      <text:p text:style-name="P2"/>
      <text:h text:style-name="Heading_20_2" text:outline-level="2"><text:bookmark-start text:name="__RefHeading___Toc100_3269259255"/>Project Schedule<text:bookmark-end text:name="__RefHeading___Toc100_3269259255"/></text:h>
      <text:p text:style-name="P2"/>
      <text:p text:style-name="P2">The project will be completed in 8 weeks.</text:p>
      <text:p text:style-name="P2">The following is a tentative schedule of activities:</text:p>
      <text:p text:style-name="P2">Week 1: Requirements gathering and planning</text:p>
      <text:p text:style-name="P2">Week 2: Development of the user interface</text:p>
      <text:p text:style-name="P2">Week 3: Development of the file sharing functionality</text:p>
      <text:p text:style-name="P2">Week 4: Development of the security features</text:p>
      <text:p text:style-name="P2">Week 5: Testing and bug fixing</text:p>
      <text:p text:style-name="P2">Week 6: Deployment to the App Store and Google Play</text:p>
      <text:p text:style-name="P2">Week 7: Promotion and marketing</text:p>
      <text:p text:style-name="P2">Week 8: Ongoing support and maintenance</text:p>
      <text:p text:style-name="P2"/>
      <text:h text:style-name="Heading_20_2" text:outline-level="2"><text:bookmark-start text:name="__RefHeading___Toc102_3269259255"/>Project Resources<text:bookmark-end text:name="__RefHeading___Toc102_3269259255"/></text:h>
      <text:p text:style-name="P2"/>
      <text:p text:style-name="P2">The following resources will be needed to complete the project:</text:p>
      <text:p text:style-name="P2">A computer with Flutter installed</text:p>
      <text:p text:style-name="P2">A text editor or IDE</text:p>
      <text:p text:style-name="P2">A testing device (Android or iOS)</text:p>
      <text:p text:style-name="P2"/>
      <text:h text:style-name="Heading_20_2" text:outline-level="2"><text:bookmark-start text:name="__RefHeading___Toc104_3269259255"/><text:soft-page-break/>Project Risks<text:bookmark-end text:name="__RefHeading___Toc104_3269259255"/></text:h>
      <text:p text:style-name="P2"/>
      <text:p text:style-name="P2">The following are some of the risks associated with the project:</text:p>
      <text:p text:style-name="P2">The project may not be completed on time or within budget.</text:p>
      <text:p text:style-name="P2">The app may not be secure or may not protect the privacy of the users' files.</text:p>
      <text:p text:style-name="P2">The app may not be well-received by users.</text:p>
      <text:p text:style-name="P2"/>
      <text:h text:style-name="Heading_20_2" text:outline-level="2"><text:bookmark-start text:name="__RefHeading___Toc106_3269259255"/>Project Mitigation Strategies<text:bookmark-end text:name="__RefHeading___Toc106_3269259255"/></text:h>
      <text:p text:style-name="P2"/>
      <text:p text:style-name="P2">The following are some of the mitigation strategies for the risks associated with the project:</text:p>
      <text:p text:style-name="P2">The project will be carefully planned and managed to minimize the risk of delays or cost overruns.</text:p>
      <text:p text:style-name="P2">The security features of the app will be carefully designed and implemented to protect the privacy of the users' files.</text:p>
      <text:p text:style-name="P2">The app will be user-tested throughout the development process to ensure that it is well-received by users.</text:p>
      <text:p text:style-name="P2"/>
      <text:h text:style-name="Heading_20_2" text:outline-level="2"><text:bookmark-start text:name="__RefHeading___Toc108_3269259255"/>Project Approvals<text:bookmark-end text:name="__RefHeading___Toc108_3269259255"/></text:h>
      <text:p text:style-name="P2"/>
      <text:p text:style-name="P2">The following approvals will be required before the project can be completed:</text:p>
      <text:p text:style-name="P2">The project manager will need to approve the project plan.</text:p>
      <text:p text:style-name="P2">The users will need to approve the requirements for the app.</text:p>
      <text:p text:style-name="P2">The technical team will need to approve the technical design for the app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4T16:32:15.762000000</meta:creation-date>
    <dc:date>2023-07-15T01:23:42.331000000</dc:date>
    <meta:editing-duration>PT8H51M25S</meta:editing-duration>
    <meta:editing-cycles>5</meta:editing-cycles>
    <meta:generator>LibreOffice/7.5.1.2$Windows_X86_64 LibreOffice_project/fcbaee479e84c6cd81291587d2ee68cba099e129</meta:generator>
    <meta:document-statistic meta:table-count="1" meta:image-count="0" meta:object-count="0" meta:page-count="3" meta:paragraph-count="56" meta:word-count="412" meta:character-count="2421" meta:non-whitespace-character-count="2065"/>
  </office:meta>
</office:document-meta>
</file>